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08cm"/>
    </style:style>
    <style:style style:name="co3" style:family="table-column">
      <style:table-column-properties fo:break-before="auto" style:column-width="14.4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22cm" fo:break-before="auto" style:use-optimal-row-height="false"/>
    </style:style>
    <style:style style:name="ro3" style:family="table-row">
      <style:table-row-properties style:row-height="3.579cm" fo:break-before="auto" style:use-optimal-row-height="false"/>
    </style:style>
    <style:style style:name="ro4" style:family="table-row">
      <style:table-row-properties style:row-height="4.387cm" fo:break-before="auto" style:use-optimal-row-height="false"/>
    </style:style>
    <style:style style:name="ro5" style:family="table-row">
      <style:table-row-properties style:row-height="2.131cm" fo:break-before="auto" style:use-optimal-row-height="false"/>
    </style:style>
    <style:style style:name="ro6" style:family="table-row">
      <style:table-row-properties style:row-height="1.438cm" fo:break-before="auto" style:use-optimal-row-height="false"/>
    </style:style>
    <style:style style:name="ro7" style:family="table-row">
      <style:table-row-properties style:row-height="2.036cm" fo:break-before="auto" style:use-optimal-row-height="false"/>
    </style:style>
    <style:style style:name="ro8" style:family="table-row">
      <style:table-row-properties style:row-height="5.018cm" fo:break-before="auto" style:use-optimal-row-height="fals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1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fo:wrap-option="wrap" fo:border="0.002cm solid #000000" style:vertical-align="middle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order="0.002cm solid #000000" style:vertical-align="middle"/>
      <style:text-properties fo:color="#000000" style:font-name="Arial1" fo:font-size="22pt" style:font-size-asian="22pt" style:font-name-complex="Arial1" style:font-size-complex="22pt"/>
    </style:style>
    <style:style style:name="ce4" style:family="table-cell" style:parent-style-name="Default">
      <style:table-cell-properties fo:wrap-option="wrap" fo:border="0.002cm solid #000000"/>
      <style:text-properties fo:color="#000000" style:font-name="Arial1" fo:font-size="22pt" style:font-size-asian="22pt" style:font-name-complex="Arial1" style:font-size-complex="22pt"/>
    </style:style>
    <style:style style:name="ce5" style:family="table-cell" style:parent-style-name="Default">
      <style:table-cell-properties fo:background-color="#6666ff" style:vertical-align="middle"/>
    </style:style>
    <style:style style:name="ce6" style:family="table-cell" style:parent-style-name="Default">
      <style:table-cell-properties fo:wrap-option="wrap" fo:border="0.002cm solid #000000" style:vertical-align="middle"/>
      <style:text-properties fo:font-size="22pt" style:font-size-asian="22pt" style:font-size-complex="22pt"/>
    </style:style>
    <style:style style:name="ce7" style:family="table-cell" style:parent-style-name="Default">
      <style:table-cell-properties fo:wrap-option="wrap" fo:border="0.002cm solid #000000" style:vertical-align="middle"/>
      <style:text-properties fo:color="#000000" style:font-name="Arial1" fo:font-size="22pt" style:font-size-asian="22pt" style:font-name-complex="Arial1" style:font-size-complex="22pt"/>
    </style:style>
    <style:style style:name="ce8" style:family="table-cell" style:parent-style-name="Default">
      <style:table-cell-properties fo:background-color="#6666ff" fo:border="0.002cm solid #000000" style:vertical-align="middle"/>
    </style:style>
    <style:style style:name="ce9" style:family="table-cell" style:parent-style-name="Default">
      <style:table-cell-properties fo:border-bottom="0.002cm solid #000000" fo:background-color="#6666ff" fo:border-left="0.002cm solid #000000" fo:border-right="none" fo:border-top="none"/>
    </style:style>
    <style:style style:name="ce10" style:family="table-cell" style:parent-style-name="Default">
      <style:table-cell-properties fo:border="0.002cm solid #000000"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="0.002cm solid #000000"/>
      <style:text-properties fo:color="#000000" style:font-name="Arial1" fo:font-size="11pt" style:font-size-asian="11pt" style:font-name-complex="Arial1" style:font-size-complex="11pt"/>
    </style:style>
    <style:style style:name="ce14" style:family="table-cell" style:parent-style-name="Default">
      <style:table-cell-properties fo:background-color="#6666ff" fo:border="0.002cm solid #000000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02cm solid #000000" fo:background-color="#6666ff" fo:border-left="0.002cm solid #000000" fo:border-right="none" fo:border-top="none" style:vertical-align="middle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fo:border="0.002cm solid #000000" style:vertical-align="middle"/>
      <style:text-properties fo:color="#000000" style:font-name="Arial1" fo:font-size="11pt" style:font-size-asian="11pt" style:font-name-complex="Arial1" style:font-size-complex="11pt"/>
    </style:style>
    <style:style style:name="ce18" style:family="table-cell" style:parent-style-name="Default">
      <style:table-cell-properties fo:border-bottom="none" fo:background-color="#6666ff" fo:border-left="none" fo:border-right="0.002cm solid #000000" fo:border-top="0.002cm solid #000000"/>
    </style:style>
    <style:style style:name="ce19" style:family="table-cell" style:parent-style-name="Default">
      <style:table-cell-properties fo:border-bottom="0.002cm solid #000000" fo:background-color="#6666ff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none"/>
    </style:style>
    <style:style style:name="ce22" style:family="table-cell" style:parent-style-name="Default">
      <style:table-cell-properties fo:border-bottom="none" fo:background-color="#6666ff" fo:border-left="none" fo:border-right="0.002cm solid #000000" fo:border-top="0.002cm solid #000000" style:vertical-align="middle"/>
    </style:style>
    <style:style style:name="ce23" style:family="table-cell" style:parent-style-name="Default">
      <style:table-cell-properties fo:border-bottom="0.002cm solid #000000" fo:background-color="#6666ff" fo:border-left="none" fo:border-right="0.002cm solid #000000" fo:border-top="none" style:vertical-align="middle"/>
    </style:style>
    <style:style style:name="ce24" style:family="table-cell" style:parent-style-name="Default">
      <style:table-cell-properties fo:background-color="#6666ff" fo:border="0.002cm solid #000000" style:vertical-align="middle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ackground-color="#6666ff" fo:border-left="none" fo:border-right="none" fo:border-top="0.002cm solid #000000"/>
    </style:style>
    <style:style style:name="ce27" style:family="table-cell" style:parent-style-name="Default">
      <style:table-cell-properties fo:border-bottom="0.002cm solid #000000" fo:background-color="#6666ff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</style:style>
    <style:style style:name="ce31" style:family="table-cell" style:parent-style-name="Default">
      <style:table-cell-properties fo:wrap-option="wrap"/>
    </style:style>
    <style:style style:name="T1" style:family="text">
      <style:text-properties fo:color="#000000" style:text-outline="false" style:text-line-through-style="none" style:text-position="0% 100%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22pt" fo:font-style="italic" fo:text-shadow="none" style:text-underline-style="none" fo:font-weight="normal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25" office:value-type="string" table:number-columns-spanned="3" table:number-rows-spanned="2">
            <text:p>User Stories du Projet « Courts.app »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 table:visibility="collapse"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2">
            <text:p>Titre : Recherche d'un terrain</text:p>
          </table:table-cell>
          <table:covered-table-cell table:style-name="ce2"/>
          <table:table-cell table:style-name="ce24" office:value-type="string" table:number-columns-spanned="2" table:number-rows-spanned="2">
            <text:p>Priorité : haute</text:p>
          </table:table-cell>
          <table:covered-table-cell table:style-name="ce2"/>
          <table:table-cell table:style-name="ce8" table:number-columns-spanned="3" table:number-rows-spanned="2"/>
          <table:covered-table-cell table:number-columns-repeated="2" table:style-name="ce2"/>
          <table:table-cell/>
        </table:table-row>
        <table:table-row table:style-name="ro2">
          <table:covered-table-cell table:number-columns-repeated="7" table:style-name="ce2"/>
          <table:table-cell/>
        </table:table-row>
        <table:table-row table:style-name="ro1">
          <table:table-cell table:style-name="ce3" office:value-type="string" table:number-columns-spanned="7" table:number-rows-spanned="6">
            <text:p><text:span text:style-name="T1">En tant qu'Utilisateur déconnecté</text:span></text:p>
            <text:p><text:span text:style-name="T1"/></text:p>
            <text:p><text:span text:style-name="T1">Je souhaite </text:span><text:span text:style-name="T2">trouver des terrains à proximité</text:span></text:p>
            <text:p><text:span text:style-name="T1"/></text:p>
            <text:p><text:span text:style-name="T1">Afin de </text:span><text:span text:style-name="T2">pouvoir jouer au basket 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3">
          <table:covered-table-cell table:number-columns-repeated="7"/>
          <table:table-cell/>
        </table:table-row>
        <table:table-row table:style-name="ro1">
          <table:table-cell table:style-name="ce4" office:value-type="string" table:number-columns-spanned="7" table:number-rows-spanned="6">
            <text:p><text:span text:style-name="T1">Critères d'acceptance :</text:span></text:p>
            <text:p><text:span text:style-name="T3"/></text:p>
            <text:p><text:span text:style-name="T1">→ </text:span><text:span text:style-name="T1">Etant donné que je suis deconnecté</text:span><text:span text:style-name="T2">, </text:span><text:span text:style-name="T1">lorsque j'arrive sur l'application , elle me demande </text:span><text:span text:style-name="T1">une connexion </text:span><text:span text:style-name="T2">, a</text:span><text:span text:style-name="T1">lors</text:span><text:span text:style-name="T3"> </text:span><text:span text:style-name="T2">je me connecte avec mes identifiants valides </text:span></text:p>
            <text:p><text:span text:style-name="T1">→ </text:span><text:span text:style-name="T1">Etant donné que maintenant je suis connecté, lorsque je clique sur le bouton pour </text:span><text:span text:style-name="T1">chercher un terrain , alors une carte s'affiche </text:span></text:p>
            <text:p><text:span text:style-name="T1">→ </text:span><text:span text:style-name="T1">Etant donné que je regarde la carte avec ma localisation initiale , lorsque je clique sur un </text:span><text:span text:style-name="T1">terrain , alors les informations du terrain s'affichent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4">
          <table:covered-table-cell table:number-columns-repeated="7"/>
          <table:table-cell/>
        </table:table-row>
        <table:table-row table:style-name="ro5"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2">
            <text:p>Titre : Ajout d'un terrain</text:p>
          </table:table-cell>
          <table:covered-table-cell table:style-name="ce5"/>
          <table:table-cell table:style-name="ce24" office:value-type="string" table:number-columns-spanned="2" table:number-rows-spanned="2">
            <text:p>Priorité : haute</text:p>
          </table:table-cell>
          <table:covered-table-cell table:style-name="ce2"/>
          <table:table-cell table:style-name="ce8" table:number-columns-spanned="3" table:number-rows-spanned="2"/>
          <table:covered-table-cell table:number-columns-repeated="2" table:style-name="ce2"/>
          <table:table-cell/>
        </table:table-row>
        <table:table-row table:style-name="ro6">
          <table:covered-table-cell table:style-name="ce5"/>
          <table:covered-table-cell table:number-columns-repeated="6" table:style-name="ce2"/>
          <table:table-cell/>
        </table:table-row>
        <table:table-row table:style-name="ro1">
          <table:table-cell table:style-name="ce6" office:value-type="string" table:number-columns-spanned="7" table:number-rows-spanned="6">
            <text:p>En tant qu'Utilisateur connecté , Je souhaite ajouter un terrain <text:s/>Afin de pouvoir le retrouver sur la carte après 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7">
          <table:table-cell table:style-name="ce7" office:value-type="string" table:number-columns-spanned="7" table:number-rows-spanned="6">
            <text:p><text:span text:style-name="T1">Critères d'acceptance :</text:span></text:p>
            <text:p><text:span text:style-name="T3"/></text:p>
            <text:p><text:span text:style-name="T1">→ </text:span><text:span text:style-name="T1">Etant donné que je suis connecté </text:span><text:span text:style-name="T2">, <text:s text:c="2"/>lorsque je clique sur le bouton (+) <text:s text:c="4"/>a</text:span><text:span text:style-name="T1">lors</text:span><text:span text:style-name="T3"> </text:span><text:span text:style-name="T1">le choix </text:span><text:span text:style-name="T1">d'ajouter soit un événement , un terrain ou un match s'offre à moi</text:span></text:p>
            <text:p><text:span text:style-name="T1">→ </text:span><text:span text:style-name="T1">Etant donné que ce choix s'offre à moi , lorsque je clique sur le choix « Ajout Terrain » <text:s/>, </text:span><text:span text:style-name="T1">alors s'ouvre une page ou je dois remplir des informations (Adresse, Nom, Nombre de </text:span><text:span text:style-name="T1">paniers, Nombre de terrains)</text:span></text:p>
            <text:p><text:span text:style-name="T1">→ </text:span><text:span text:style-name="T1">Etant donné que j'ai rentré mes informations, lorsque je valide <text:s text:c="2"/>, alors j'ai la possibilité </text:span><text:span text:style-name="T1">d'ajouter des photos.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8">
          <table:covered-table-cell table:number-columns-repeated="7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8" office:value-type="string" table:number-columns-spanned="2" table:number-rows-spanned="2">
            <text:p>Titre :Consulter la météo</text:p>
          </table:table-cell>
          <table:covered-table-cell table:style-name="ce18"/>
          <table:table-cell table:style-name="ce8" office:value-type="string" table:number-columns-spanned="2" table:number-rows-spanned="2">
            <text:p>Priorité : basse</text:p>
          </table:table-cell>
          <table:covered-table-cell table:style-name="ce18"/>
          <table:table-cell table:style-name="ce8" office:value-type="string" table:number-columns-spanned="3" table:number-rows-spanned="2">
            <text:p>Estimation : </text:p>
          </table:table-cell>
          <table:covered-table-cell table:style-name="ce26"/>
          <table:covered-table-cell table:style-name="ce18"/>
          <table:table-cell/>
        </table:table-row>
        <table:table-row table:style-name="ro1">
          <table:covered-table-cell table:style-name="ce9"/>
          <table:covered-table-cell table:style-name="ce19"/>
          <table:covered-table-cell table:style-name="ce9"/>
          <table:covered-table-cell table:style-name="ce19"/>
          <table:covered-table-cell table:style-name="ce9"/>
          <table:covered-table-cell table:style-name="ce27"/>
          <table:covered-table-cell table:style-name="ce19"/>
          <table:table-cell/>
        </table:table-row>
        <table:table-row table:style-name="ro1">
          <table:table-cell table:style-name="ce10" office:value-type="string" table:number-columns-spanned="7" table:number-rows-spanned="6">
            <text:p>En tant qu'Utilisateur connecté, Je souhaite avoir des informations sur la météo afin de savoir si le temps est favorable à la pratique.</text:p>
          </table:table-cell>
          <table:covered-table-cell table:number-columns-repeated="5" table:style-name="ce20"/>
          <table:covered-table-cell table:style-name="ce28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 table:style-name="ce31"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2"/>
          <table:covered-table-cell table:number-columns-repeated="5" table:style-name="ce21"/>
          <table:covered-table-cell table:style-name="ce30"/>
          <table:table-cell/>
        </table:table-row>
        <table:table-row table:style-name="ro1">
          <table:table-cell table:style-name="ce13" office:value-type="string" table:number-columns-spanned="7" table:number-rows-spanned="6">
            <text:p><text:span text:style-name="T4">Critères d'acceptance :</text:span></text:p>
            <text:p><text:span text:style-name="T5"/></text:p>
            <text:p><text:span text:style-name="T4">→ </text:span><text:span text:style-name="T4">Etant donné que je suis connecté </text:span><text:span text:style-name="T6">, </text:span><text:span text:style-name="T4">lorsque que je suis sur ma page d'accueil <text:s/></text:span><text:span text:style-name="T6">, a</text:span><text:span text:style-name="T4">lors</text:span><text:span text:style-name="T6"> une fenêtre montrant la météo s'affiche en haut de l'écran.</text:span></text:p>
            <text:p><text:span text:style-name="T4">→ </text:span><text:span text:style-name="T4">Etant donné que je suis connecté , lorsque je clique sur la fenêtre météo <text:s/>, alors la fenêtre s'agrandit en montrant le climat du jour et des 4 jours suivants.</text:span></text:p>
            <text:p><text:span text:style-name="T4"/></text:p>
          </table:table-cell>
          <table:covered-table-cell table:number-columns-repeated="5" table:style-name="ce20"/>
          <table:covered-table-cell table:style-name="ce28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1"/>
          <table:covered-table-cell table:number-columns-repeated="5"/>
          <table:covered-table-cell table:style-name="ce29"/>
          <table:table-cell/>
        </table:table-row>
        <table:table-row table:style-name="ro1">
          <table:covered-table-cell table:style-name="ce12"/>
          <table:covered-table-cell table:number-columns-repeated="5" table:style-name="ce21"/>
          <table:covered-table-cell table:style-name="ce30"/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4" office:value-type="string" table:number-columns-spanned="2" table:number-rows-spanned="2">
            <text:p>Titre : Ajout d'un match</text:p>
          </table:table-cell>
          <table:covered-table-cell table:style-name="ce22"/>
          <table:table-cell table:style-name="ce14" office:value-type="string" table:number-columns-spanned="2" table:number-rows-spanned="2">
            <text:p>Priorité : moyenne</text:p>
          </table:table-cell>
          <table:covered-table-cell table:style-name="ce5"/>
          <table:table-cell table:style-name="ce8" table:number-columns-spanned="3" table:number-rows-spanned="2"/>
          <table:covered-table-cell table:number-columns-repeated="2" table:style-name="ce5"/>
          <table:table-cell/>
        </table:table-row>
        <table:table-row table:style-name="ro1">
          <table:covered-table-cell table:style-name="ce15"/>
          <table:covered-table-cell table:style-name="ce23"/>
          <table:covered-table-cell table:number-columns-repeated="5" table:style-name="ce5"/>
          <table:table-cell/>
        </table:table-row>
        <table:table-row table:style-name="ro1">
          <table:table-cell table:style-name="ce10" office:value-type="string" table:number-columns-spanned="7" table:number-rows-spanned="5">
            <text:p>En tant qu'Utilisateur connecté , Je souhaite organiser un match afin de pouvoir jouer avec d'autres membres connectés.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table-cell table:style-name="ce17" office:value-type="string" table:number-columns-spanned="7" table:number-rows-spanned="5">
            <text:p><text:span text:style-name="T4">Critères d'acceptance :</text:span></text:p>
            <text:p><text:span text:style-name="T5"/></text:p>
            <text:p><text:span text:style-name="T4">→ </text:span><text:span text:style-name="T4">Etant donné que je suis connecté </text:span><text:span text:style-name="T6">, <text:s text:c="2"/>lorsque je suis sur ma page d'accueil , <text:s text:c="2"/>a</text:span><text:span text:style-name="T4">lors <text:s/>je clique sur le bouton ajouter </text:span><text:span text:style-name="T5"><text:s/></text:span></text:p>
            <text:p><text:span text:style-name="T4">→ </text:span><text:span text:style-name="T4">Etant donné que je suis connecté, lorsque je suis sur la page ajouter <text:s/>, alors 3 options s'offrent à moi : ajout événement, ajout terrain, ajout match,</text:span></text:p>
            <text:p><text:span text:style-name="T4">→ </text:span><text:span text:style-name="T4">Etant donné que je suis connecté, lorsque s'affiche les 3 options <text:s/>, alors je clique sur ajout match et rentre les informations (type de match, terrain sélectionné, heure et date) .</text:span>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1">
          <table:covered-table-cell table:number-columns-repeated="7" table:style-name="ce16"/>
          <table:table-cell/>
        </table:table-row>
        <table:table-row table:style-name="ro9">
          <table:covered-table-cell table:number-columns-repeated="7" table:style-name="ce1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4" office:value-type="string" table:number-columns-spanned="2" table:number-rows-spanned="2">
            <text:p>Titre : Ajout d'un évènément</text:p>
          </table:table-cell>
          <table:covered-table-cell/>
          <table:table-cell table:style-name="ce14" office:value-type="string" table:number-columns-spanned="2" table:number-rows-spanned="2">
            <text:p>Priorité : moyenne</text:p>
          </table:table-cell>
          <table:covered-table-cell/>
          <table:table-cell table:style-name="ce8" table:number-columns-spanned="3" table:number-rows-spanned="2"/>
          <table:covered-table-cell table:number-columns-repeated="2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0" office:value-type="string" table:number-columns-spanned="7" table:number-rows-spanned="5">
            <text:p>En tant qu'Utilisateur connecté , Je souhaite organiser un événement afin de pouvoir jouer avec d'autres membres connectés.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17" office:value-type="string" table:number-columns-spanned="7" table:number-rows-spanned="5">
            <text:p><text:span text:style-name="T4">Critères d'acceptance :</text:span></text:p>
            <text:p><text:span text:style-name="T5"/></text:p>
            <text:p><text:span text:style-name="T4">→ </text:span><text:span text:style-name="T4">Etant donné que je suis connecté </text:span><text:span text:style-name="T6">, <text:s text:c="2"/>lorsque je suis sur ma page d'accueil , <text:s text:c="2"/>a</text:span><text:span text:style-name="T4">lors <text:s/>je clique sur le bouton ajouter </text:span><text:span text:style-name="T5"><text:s/></text:span></text:p>
            <text:p><text:span text:style-name="T4">→ </text:span><text:span text:style-name="T4">Etant donné que je suis connecté, lorsque je suis sur la page ajouter <text:s/>, alors 3 options s'offrent à moi : ajout événement, ajout terrain, ajout match,</text:span></text:p>
            <text:p><text:span text:style-name="T4">→ </text:span><text:span text:style-name="T4">Etant donné que je suis connecté, lorsque s'affiche les 3 options <text:s/>, alors je clique sur ajout événement et je rentre les informations dans un formulaire spécifique qui demande si l'on </text:span><text:span text:style-name="T4">est une entreprise ou un particulier et d'envoyer un message à </text:span><text:span text:style-name="T4"><text:a xlink:href="mailto:courtsapp@gmail.com">courtsapp@gmail.com</text:a>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0">
          <table:covered-table-cell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1">31/01/2024</text:date>, <text:time>00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 Ugolin</meta:initial-creator>
    <meta:creation-date>2023-12-17T17:43:18.50</meta:creation-date>
    <dc:date>2024-01-31T00:45:36.27</dc:date>
    <dc:creator>Henri Ugolin</dc:creator>
    <meta:editing-duration>PT9H1M24S</meta:editing-duration>
    <meta:editing-cycles>4</meta:editing-cycles>
    <meta:generator>OpenOffice/4.1.14$Win32 OpenOffice.org_project/4114m1$Build-9811</meta:generator>
    <meta:document-statistic meta:table-count="1" meta:cell-count="22" meta:object-count="0"/>
  </office:meta>
</office:document-meta>
</file>